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5">Proportional algorithm</text:span>:</text:p>
      <text:p text:style-name="Standard"/>
      <text:p text:style-name="Standard">max = maximum number of tasks in a job in the current queue state</text:p>
      <text:p text:style-name="Standard">mean<text:span text:style-name="T1">i</text:span> = mean execution time for node <text:span text:style-name="T4">i</text:span> </text:p>
      <text:p text:style-name="Standard">s<text:span text:style-name="T1">i</text:span><text:span text:style-name="T2"> = number of tasks to send to node </text:span><text:span text:style-name="T3">i</text:span><text:span text:style-name="T2"> </text:span></text:p>
      <text:p text:style-name="Standard"><text:span text:style-name="T2">p = proportionality factor parameter</text:span></text:p>
      <text:p text:style-name="Standard"/>
      <text:p text:style-name="Standard">We define: <draw:frame draw:style-name="fr2" draw:name="Object1" text:anchor-type="as-char" svg:width="1.1819in" svg:height="0.48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s<text:span text:style-name="T1">i <text:s/></text:span><text:span text:style-name="T2">is then computed as: </text:span><draw:frame draw:style-name="fr1" draw:name="Object2" text:anchor-type="as-char" svg:y="-0.5646in" svg:width="1.4634in" svg:height="0.69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text:span text:style-name="T2"/></text:p>
      <text:p text:style-name="Standard">The bundle size for each node is proportional to its contribution to sum S</text:p>
      <text:p text:style-name="Standard"/>
      <text:p text:style-name="Standard">Every time performance data is fed back to the server, <text:span text:style-name="T4">all</text:span> node bundle sizes are re-compu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7-08T05:33:35.04</dc:date>
    <meta:editing-duration>PT00H50M57S</meta:editing-duration>
    <meta:editing-cycles>7</meta:editing-cycles>
    <meta:generator>OpenOffice.org/3.0$Win32 OpenOffice.org_project/300m15$Build-9379</meta:generator>
    <meta:document-statistic meta:table-count="0" meta:image-count="0" meta:object-count="2" meta:page-count="1" meta:paragraph-count="9" meta:word-count="76" meta:character-count="4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sup>
          <math:mfenced math:open="" math:close="">
            <math:mfrac>
              <math:mn>1</math:mn>
              <math:msub>
                <math:mi math:fontstyle="italic">mean</math:mi>
                <math:mi>i</math:mi>
              </math:msub>
            </math:mfrac>
          </math:mfenced>
          <math:mi>p</math:mi>
        </math:msup>
      </math:mrow>
    </math:mrow>
    <math:annotation math:encoding="StarMath 5.0">S = sum from{i=1} to{n} left ( 1 over mean rsub{i} right ) rsup{p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i</math:mi>
        </math:msub>
        <math:mo math:stretchy="false">=</math:mo>
        <math:mrow>
          <math:mi math:fontstyle="italic">max</math:mi>
          <math:mo math:stretchy="false">×</math:mo>
          <math:mi/>
        </math:mrow>
      </math:mrow>
      <math:mfrac>
        <math:msup>
          <math:mfenced math:open="" math:close="">
            <math:mfrac>
              <math:mn>1</math:mn>
              <math:msub>
                <math:mi math:fontstyle="italic">mean</math:mi>
                <math:mi>i</math:mi>
              </math:msub>
            </math:mfrac>
          </math:mfenced>
          <math:mi>p</math:mi>
        </math:msup>
        <math:mi>S</math:mi>
      </math:mfrac>
    </math:mrow>
    <math:annotation math:encoding="StarMath 5.0">s rsub{i} = max times ` left ( 1 over mean rsub{i} right ) rsup{p} over S</math:annotation>
  </math:semantics>
</math:math>
</file>